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272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ueri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mobile.events.data.microsoft.co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2p-ord1.discovery.steamserver.ne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lay.google.com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pdate.googleapis.com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ww.google.com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10.events.data.microsoft.co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lients4.google.co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ndroid.clients.google.co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sl.gstatic.co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ettings-win.data.microsoft.com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h3.google.co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h3.googleusercontent.co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ptimizationguide-pa.googleapis.co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ent-autofill.googleapis.co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ientservices.googleapis.co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cs.google.co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rive.google.co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nkd.demdex.ne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fig.edge.skype.com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ww.bing.com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febrowsing.googleapis.c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pi.steampowered.c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eamcommunity.c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oreedgefd.dsx.mp.microsoft.c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ww.googleapis.c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counts.google.c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gads-pa.clients6.google.c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nts.gstatic.c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acons.gcp.gvt2.c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oogleads.g.doubleclick.ne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ww.gstatic.c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.bing.c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ww.linkedin.c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tic.licdn.c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.xlgmedia.c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ww.googleadservices.c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cs.office.co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oid.steelseries.co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ents.gfe.nvidia.co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gin.live.co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ghtstep.kaizen.nvidia.co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fault.exp-tas.co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ndows.msn.co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nis.vi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lf.events.data.microsoft.c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y.microsoftpersonalcontent.c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pi.msn.c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.bing.c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o.microsoft.c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counts.nvgs.nvidia.c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eamcommunity-a.akamaihd.n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ore.steampowered.c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ared.akamai.steamstatic.c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mex-pa.googleapis.c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nts.googleapis.c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ordsleakcheck-pa.googleapis.c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ww.facebook.c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tic.xx.fbcdn.n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ents6.google.c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dia.licdn.c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x.ads.linkedin.c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lector-pxdojv695v.protechts.n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dn.livechatinc.c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pi.livechatinc.c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pm.demdex.n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z764295.vo.msecnd.n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.live.c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neclient.sfx.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csp.digicert.c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ckappexec.microsoft.c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entconfig.akamai.steamstatic.c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red.steamstatic.c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-ms-api.corsair.c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rvices.gfe.nvidia.c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ns.msftncsi.c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ent.wns.windows.c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ity.windows.c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20.events.data.microsoft.c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ww3.corsair.c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3cr.delivery.mp.microsoft.c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1767-ipv4.gr.global.aa-rt.sharepoint.c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.msn.c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rage.live.c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talk.google.c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lscr.update.microsoft.c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un.l.google.c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i.github.c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c.services.visualstudio.c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4.4.168.192.in-addr.arp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kmes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be-dns.overlo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o.prod.do.dsp.mp.microsoft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ray818.prod.do.dsp.mp.microsoft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ray808.prod.do.dsp.mp.microsoft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ray817.prod.do.dsp.mp.microsoft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tldl.windowsupdate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v801.prod.do.dsp.mp.microsoft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.bing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ww2.bing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p.msedge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2-ring.msedge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ams-ring.msedge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e23d1aa9201f6df3ca67c022f4d3662.azr.footprintdns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-ring-fallback.msedge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m8.perf.linkedin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cad27a11834144d2bd3752a2db5614c.azr.footprintdns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tinuum.dds.microsoft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bstrate.office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.client.wosc.services.microsoft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ta.nvidia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x-target-experiments-frontend-api.gx.nvidia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load.windowsupdate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vidia.tt.omtrdc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elseries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aming.officeapps.live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kydrive.wns.windows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i.segment.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kyapi.live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p801.prod.do.dsp.mp.microsoft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.steampowered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pv6check-udp.steamserver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pv6check-http.steamserver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mp1-ord1.steamserver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mp2-ord1.steamserver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amstore-a.akamaihd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amcloud-us-east1.storage.googleapis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gacy._segment._tcp.steelseries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edge.b.tlu.dl.delivery.mp.microsoft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fwsl.geforce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.pki.goo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1.c.lencr.o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2.c.lencr.o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ph.microsoft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.rewardsplatform.microsoft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d.api.iris.microsoft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dn.storeedgefd.dsx.mp.microsoft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ge.microsoft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cam.target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ive-thirdparty.googleusercontent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ontent.fmli1-1.fna.fbcdn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ww.fbsbx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ge-chat.facebook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ontent.xx.fbcdn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b-chat-e2ee.facebook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way.facebook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deo.fmli1-1.fna.fbcdn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ivefrontend-pa.clients6.google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ople-pa.clients6.google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gedl.me.gvt1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ww.youtube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.ytimg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t3.ggpht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.doubleclick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ounts.youtube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nn-pa.googleapis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tic.doubleclick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r1---sn-hxugvoxupoj-vf5e.googlevideo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g-s-msn-com.akamaized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b.scorecardresearch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.msn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sets.msn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ff.nelreports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ore.akamai.steamstatic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tform.linkedin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b2.3lift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ync.teads.t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ken.rubiconproject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s.stickyadstv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x.33across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m.g.doubleclick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b.adnxs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xel.rubiconproject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rchantpool1.linkedin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.protechts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ent.protechts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k.protechts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dmus2.script.a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cldu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rt.ciat.ed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febrowsing.google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.fishrobotflower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cker.gaconnector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a.swipepages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ipts.swipepages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s.fishrobotflower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ww.googletagmanager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p.swipepages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ap.licdn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t.bing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ww.google-analytics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ww.redditstatic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nect.facebook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lytics.tiktok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ts.g.doubleclick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xel-config.reddit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b.reddit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lytics.google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d.doubleclick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cure.livechatinc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ounts.livechatinc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dar.cedexis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2-ngzbluvlwsweagajrjimoznoxyirqq.init.cedexis-radar.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kn.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omewebstore.googleapis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date.code.visualstudio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etplace.visualstudio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-python.gallerycdn.vsassets.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-python.gallery.vsassets.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scode.download.prss.microsoft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gs.google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.google.c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-ring-fallback-s2.msedge.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p-afd.azureedge.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ww.xboxab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sp.r2m03.amazontrust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2cr.update.microsoft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fe.trafficshaping.dsp.mp.microsoft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au.download.windowsupdate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mp2-sea1.steamserver.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.pki.goo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edriveclucproddm20021.blob.core.windows.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edge.api.cdp.microsoft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ver.prod.do.dsp.mp.microsoft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edge.f.dl.delivery.mp.microsoft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ets.activity.windows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.bing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ent-update.akamai.steamstatic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n.dev.virtualearth.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0.ssl.ak.dynamic.tiles.virtualearth.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.virtualearth.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.dds.microsoft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l.globalsign.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son.events.data.microsoft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erence.location.live.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dcp.microsoft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mp1-sea1.steamserver.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edriveclucprodbn20036.blob.core.windows.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c801.prod.do.dsp.mp.microsoft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ay819.prod.do.dsp.mp.microsoft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e1.mm.bing.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ent-update.fastly.steamstatic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ti.store.microsoft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cation.github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thub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edriveclucproddm20017.blob.core.windows.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edriveclucproddm20024.blob.core.windows.net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queries.A1:queries.B248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1T15:15:27.044000000</dc:date>
    <meta:editing-duration>PT5M31S</meta:editing-duration>
    <meta:editing-cycles>1</meta:editing-cycles>
    <meta:document-statistic meta:table-count="1" meta:cell-count="496" meta:object-count="0"/>
    <meta:generator>LibreOffice/7.5.3.2$Windows_X86_64 LibreOffice_project/9f56dff12ba03b9acd7730a5a481eea045e468f3</meta:generator>
  </office:meta>
</office:document-meta>
</file>